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lfabetycznie" table:base-cell-address="$Uczniowie.$A$1" table:cell-range-address="$Alfabetycznie.$A$1"/>
        <table:named-range table:name="Egzaminy" table:base-cell-address="$Alfabetycznie.$A$1" table:cell-range-address="$Egzaminy.$A$1"/>
        <table:named-range table:name="Klasy" table:base-cell-address="$Klasy.$A$1" table:cell-range-address="$Klasy.$A$1"/>
        <table:named-range table:name="Najlepsi" table:base-cell-address="$Płeć.$A$1" table:cell-range-address="$Najlepsi.$A$1"/>
        <table:named-range table:name="Płeć" table:base-cell-address="$Płeć.$A$1" table:cell-range-address="$Płeć.$A$1"/>
        <table:named-range table:name="Uczniowie" table:base-cell-address="$Uczniowie.$A$1" table:cell-range-address="$Uczniowie.$A$1"/>
      </table:named-expressions>
      <table:database-ranges>
        <table:database-range table:name="__Anonymous_Sheet_DB__0" table:target-range-address="Uczniowie.A1:Uczniowie.I166">
          <table:sort table:target-range-address="Egzaminy.A1">
            <table:sort-by table:field-number="4" table:order="descending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4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D" table:operator="=">
                <table:filter-set-item table:value="1D"/>
                <table:filter-set-item table:value="1B"/>
              </table:filter-condition>
            </table:filter-and>
          </table:filter>
          <table:sort>
            <table:sort-by table:field-number="7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000" number:language="pl" number:country="PL">
      <number:number number:min-integer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l" number:country="PL">
      <number:minutes number:style="long"/>
      <number:text>:</number:text>
      <number:seconds number:style="long"/>
    </number:time-style>
    <number:time-style style:name="N10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l" number:country="PL">
      <number:minutes number:style="long"/>
      <number:text>:</number:text>
      <number:seconds number:style="long"/>
      <number:text>,</number:text>
    </number:time-style>
    <number:number-style style:name="N10143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.00.0000</text:date>, <text:time style:data-style-name="N2" text:time-value="13:23:45.34514268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21T13:45:26.729652672</dc:date>
    <meta:generator>LibreOffice/4.4.3.2$Linux_X86_64 LibreOffice_project/40m0$Build-2</meta:generator>
    <meta:editing-duration>PT26M1S</meta:editing-duration>
    <meta:editing-cycles>8</meta:editing-cycles>
    <dc:creator>Maja Harkot</dc:creator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